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a401" officeooo:paragraph-rsid="001d2e4e"/>
    </style:style>
    <style:style style:name="P2" style:family="paragraph" style:parent-style-name="Standard">
      <style:paragraph-properties fo:text-align="justify" style:justify-single-word="false"/>
      <style:text-properties officeooo:rsid="00027589" officeooo:paragraph-rsid="001d2e4e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6e540" officeooo:paragraph-rsid="001d2e4e"/>
    </style:style>
    <style:style style:name="P4" style:family="paragraph" style:parent-style-name="Standard">
      <style:paragraph-properties fo:text-align="justify" style:justify-single-word="false"/>
      <style:text-properties officeooo:rsid="00055b38" officeooo:paragraph-rsid="001d2e4e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06e540" officeooo:paragraph-rsid="001d2e4e"/>
    </style:style>
    <style:style style:name="P6" style:family="paragraph" style:parent-style-name="Standard" style:list-style-name="L1">
      <style:paragraph-properties fo:text-align="justify" style:justify-single-word="false"/>
      <style:text-properties style:text-underline-style="none" officeooo:rsid="0006e540" officeooo:paragraph-rsid="001d2e4e"/>
    </style:style>
    <style:style style:name="P7" style:family="paragraph" style:parent-style-name="Standard">
      <style:paragraph-properties fo:text-align="justify" style:justify-single-word="false"/>
      <style:text-properties officeooo:rsid="00027589" officeooo:paragraph-rsid="001d2e4e"/>
    </style:style>
    <style:style style:name="P8" style:family="paragraph" style:parent-style-name="Standard">
      <style:paragraph-properties fo:text-align="justify" style:justify-single-word="false"/>
      <style:text-properties officeooo:rsid="00210cd2" officeooo:paragraph-rsid="00210cd2"/>
    </style:style>
    <style:style style:name="T1" style:family="text">
      <style:text-properties officeooo:rsid="0008873c"/>
    </style:style>
    <style:style style:name="T2" style:family="text">
      <style:text-properties officeooo:rsid="0003a401"/>
    </style:style>
    <style:style style:name="T3" style:family="text">
      <style:text-properties officeooo:rsid="001f25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ebe SchülerInnen,</text:p>
      <text:p text:style-name="P2">auch ich als Sportlehrer möchte euch einige kleine Tipps und Aufgaben geben.</text:p>
      <text:p text:style-name="P2">Ich glaube es ist gerade in dieser Situation <text:span text:style-name="T1">wichtig</text:span>, in der wir uns derzeit befinden, dass Immunsystem zu stärken. <text:span text:style-name="T2">Ihr könnt nicht sechs Wochen oder noch länger nur auf der faulen Haut liegen, solange es keine Ausgangssperre gibt. </text:span>Deshalb solltet ihr euch auch in der Wohnung und im Freien, soweit wie dies möglich ist, sportlich betätigen. <text:s/>Natürlich sollte man Sport und Wanderungen in größeren Gruppen und größeren Ansammlungen <text:s/>vermeiden und nur Sport treiben, wenn man sich gesund fühlt. Das durfte aber in unserem Flächenland Brandenburg kein Problem sein. Wir haben genügend Platz.</text:p>
      <text:p text:style-name="P2">Deshalb möchte ich auch ab und zu einige Tipps geben, wie man sich z.B. sportlich betätigen kann. <text:s/></text:p>
      <text:p text:style-name="P8"/>
      <text:p text:style-name="P1"/>
      <text:p text:style-name="P3">Praxistipps:</text:p>
      <text:list xml:id="list3949232674" text:style-name="L1">
        <text:list-item>
          <text:p text:style-name="P6">Ladet euch die App Seven herunter.</text:p>
        </text:list-item>
        <text:list-item>
          <text:p text:style-name="P6">Geht auf die Seite von Alba Berlin – dort werden täglich ab dem 24.März Sportstunden angeboten. Vielleicht kann man einige Sachen umsetzen. (Titel: Sportstunde für Kinder mit Alba Berlin)</text:p>
        </text:list-item>
        <text:list-item>
          <text:p text:style-name="P6">siehe Anhang: Beispiel für Workout – 2 Durchgänge</text:p>
        </text:list-item>
        <text:list-item>
          <text:p text:style-name="P6">ein Workout zwei bis dreimal wöchentlich durchführen</text:p>
        </text:list-item>
      </text:list>
      <text:p text:style-name="P5"/>
      <text:p text:style-name="P1"/>
      <text:p text:style-name="P1">Der kleine Theorieanteil bezogen auf eure wöchentliche Sportstunden ist dagegen Pflicht. </text:p>
      <text:p text:style-name="P1">Die gestellten Aufgaben sind bis zum gestellten Termin zu erfüllen. <text:span text:style-name="T3">Die Aufgaben stelle ich dann an den Tagen, wo eurer Sportunterricht liegt. </text:span></text:p>
      <text:p text:style-name="P1"/>
      <text:p text:style-name="P1"/>
      <text:p text:style-name="P1"/>
      <text:p text:style-name="P1"/>
      <text:p text:style-name="P4">Viele Grüße</text:p>
      <text:p text:style-name="P1">und bleibt gesund</text:p>
      <text:p text:style-name="P1">Peter Kretzschm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3:19:56.806000000</meta:creation-date>
    <dc:date>2020-03-20T20:32:43.280000000</dc:date>
    <meta:editing-duration>PT4M37S</meta:editing-duration>
    <meta:editing-cycles>4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4" meta:word-count="216" meta:character-count="1398" meta:non-whitespace-character-count="1192"/>
  </office:meta>
</office:document-meta>
</file>